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ca370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ca370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officeooo:paragraph-rsid="001ca370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officeooo:paragraph-rsid="001e0267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officeooo:paragraph-rsid="001e0481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officeooo:paragraph-rsid="001ed375"/>
    </style:style>
    <style:style style:name="P7" style:family="paragraph" style:parent-style-name="Standard">
      <style:text-properties officeooo:rsid="001ca370" officeooo:paragraph-rsid="001ca370"/>
    </style:style>
    <style:style style:name="T1" style:family="text">
      <style:text-properties officeooo:rsid="001ca3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0267"/>
    </style:style>
    <style:style style:name="T4" style:family="text">
      <style:text-properties officeooo:rsid="001e0481"/>
    </style:style>
    <style:style style:name="T5" style:family="text">
      <style:text-properties officeooo:rsid="001ed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ndrej Meheš 4.C 2.skupina</text:p>
      <text:p text:style-name="P7"/>
      <text:p text:style-name="P1"><text:span text:style-name="Source_20_Text"><text:span text:style-name="T1">W</text:span></text:span></text:p>
      <text:p text:style-name="P7">vytvorili sme si nový súbor dev pomocou základných príkazov. Doňho sme vytvorili súbor zoska-snap</text:p>
      <text:p text:style-name="P7">nainstalovali sme si dôležité súbory na realizáciu projektu:</text:p>
      <text:p text:style-name="P7"><text:span text:style-name="Source_20_Text">hat is your project named? </text:span><text:span text:style-name="Source_20_Text"><text:span text:style-name="T3">zoska-snap</text:span></text:span></text:p>
      <text:p text:style-name="P3"><text:span text:style-name="Source_20_Text">Would you like to use TypeScript? No / </text:span><text:span text:style-name="Source_20_Text"><text:span text:style-name="T2">Yes</text:span></text:span></text:p>
      <text:p text:style-name="P3"><text:span text:style-name="Source_20_Text">Would you like to use ESLint? No / </text:span><text:span text:style-name="Source_20_Text"><text:span text:style-name="T2">Yes</text:span></text:span></text:p>
      <text:p text:style-name="P3"><text:span text:style-name="Source_20_Text">Would you like to use Tailwind CSS? </text:span><text:span text:style-name="Source_20_Text"><text:span text:style-name="T2">No</text:span></text:span><text:span text:style-name="Source_20_Text"> / Yes</text:span></text:p>
      <text:p text:style-name="P3"><text:span text:style-name="Source_20_Text">Would you like your code inside a `src/` directory? No / </text:span><text:span text:style-name="Source_20_Text"><text:span text:style-name="T2">Yes</text:span></text:span></text:p>
      <text:p text:style-name="P3"><text:span text:style-name="Source_20_Text">Would you like to use App Router? (recommended) No / </text:span><text:span text:style-name="Source_20_Text"><text:span text:style-name="T2">Yes</text:span></text:span></text:p>
      <text:p text:style-name="P3"><text:span text:style-name="Source_20_Text">Would you like to customize the import alias (`@/*` by default)? </text:span><text:span text:style-name="Source_20_Text"><text:span text:style-name="T2">No</text:span></text:span><text:span text:style-name="Source_20_Text"> / Yes</text:span></text:p>
      <text:p text:style-name="P3"><text:span text:style-name="Source_20_Text"/></text:p>
      <text:p text:style-name="P4"><text:span text:style-name="Source_20_Text"><text:span text:style-name="T3">npm run dev – spustenie development módu</text:span></text:span></text:p>
      <text:p text:style-name="P4"><text:span text:style-name="Source_20_Text"/></text:p>
      <text:p text:style-name="P5"><text:span text:style-name="Source_20_Text"><text:span text:style-name="T4">vyhradené názvy súborov</text:span></text:span></text:p>
      <text:p text:style-name="P5"><text:span text:style-name="Source_20_Text"><text:span text:style-name="T4">page.tsx</text:span></text:span></text:p>
      <text:p text:style-name="P5"><text:span text:style-name="Source_20_Text"><text:span text:style-name="T4">layout.tsx</text:span></text:span></text:p>
      <text:p text:style-name="P5"><text:span text:style-name="Source_20_Text"><text:span text:style-name="T4">not-found.tsx</text:span></text:span></text:p>
      <text:p text:style-name="P5"><text:span text:style-name="Source_20_Text"/></text:p>
      <text:p text:style-name="P5"><text:a xlink:type="simple" xlink:href="http://localhost:3000/" text:style-name="Internet_20_link" text:visited-style-name="Visited_20_Internet_20_Link"><text:span text:style-name="Source_20_Text">http://localhost:3000</text:span></text:a></text:p>
      <text:p text:style-name="P5"><text:a xlink:type="simple" xlink:href="http://localhost:3000/gdpr" text:style-name="Internet_20_link" text:visited-style-name="Visited_20_Internet_20_Link"><text:span text:style-name="Source_20_Text">http://localhost:3000/gdpr</text:span></text:a></text:p>
      <text:p text:style-name="P5"><text:span text:style-name="Source_20_Text"/></text:p>
      <text:p text:style-name="P6"><text:span text:style-name="Source_20_Text"><text:span text:style-name="T5">Vytvorili sme si rôzne podstránky. A vytvorili konštrukciu pre náš projekt.</text:span></text:span></text:p>
      <text:p text:style-name="P2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26:06.363524484</meta:creation-date>
    <meta:generator>LibreOffice/24.2.5.2$Linux_X86_64 LibreOffice_project/420$Build-2</meta:generator>
    <dc:date>2024-09-20T13:13:47.486610278</dc:date>
    <meta:editing-duration>PT6M30S</meta:editing-duration>
    <meta:editing-cycles>1</meta:editing-cycles>
    <meta:document-statistic meta:table-count="0" meta:image-count="0" meta:object-count="0" meta:page-count="1" meta:paragraph-count="19" meta:word-count="123" meta:character-count="750" meta:non-whitespace-character-count="645"/>
  </office:meta>
</office:document-meta>
</file>